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Source Sans Pro1" svg:font-family="'Source Sans Pro'" style:font-pitch="variable"/>
    <style:font-face style:name="Source Sans Pro Black2" svg:font-family="'Source Sans Pro Black'" style:font-adornments="Negra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1" svg:font-family="'Source Sans Pro Black'" style:font-adornments="Negra" style:font-family-generic="system" style:font-pitch="variable"/>
    <style:font-face style:name="Source Sans Pro Light" svg:font-family="'Source Sans Pro Light'" style:font-family-generic="system" style:font-pitch="variable"/>
    <style:font-face style:name="Source Sans Pro Light1" svg:font-family="'Source Sans Pro Light'" style:font-adornments="Liger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svg:stroke-width="0cm" svg:stroke-color="#009eda" draw:marker-start-width="0.203cm" draw:marker-end-width="0.203cm" draw:textarea-horizontal-align="justify" draw:textarea-vertical-align="middle" draw:auto-grow-height="false" fo:min-height="1.832cm" fo:min-width="5.438cm" fo:padding-top="0.075cm" fo:padding-bottom="0.075cm" fo:padding-left="0.075cm" fo:padding-right="0.075cm"/>
      <style:paragraph-properties style:writing-mode="lr-tb"/>
    </style:style>
    <style:style style:name="gr3" style:family="graphic" style:parent-style-name="standard">
      <style:graphic-properties svg:stroke-width="0cm" svg:stroke-color="#009eda" draw:marker-start-width="0.203cm" draw:marker-end-width="0.203cm" draw:textarea-horizontal-align="justify" draw:textarea-vertical-align="middle" draw:auto-grow-height="false" fo:min-height="1.882cm" fo:min-width="5.438cm" fo:padding-top="0.075cm" fo:padding-bottom="0.075cm" fo:padding-left="0.075cm" fo:padding-right="0.075cm"/>
      <style:paragraph-properties style:writing-mode="lr-tb"/>
    </style:style>
    <style:style style:name="gr4" style:family="graphic" style:parent-style-name="standard" style:list-style-name="L2">
      <style:graphic-properties svg:stroke-width="0cm" svg:stroke-color="#009eda" draw:marker-start-width="0.203cm" draw:marker-end-width="0.203cm" draw:textarea-horizontal-align="justify" draw:textarea-vertical-align="middle" draw:auto-grow-height="false" fo:min-height="1.882cm" fo:min-width="5.438cm" fo:padding-top="0.075cm" fo:padding-bottom="0.075cm" fo:padding-left="0.075cm" fo:padding-right="0.075cm"/>
      <style:paragraph-properties style:writing-mode="lr-tb"/>
    </style:style>
    <style:style style:name="gr5" style:family="graphic" style:parent-style-name="standard" style:list-style-name="L2">
      <style:graphic-properties svg:stroke-width="0cm" svg:stroke-color="#009eda" draw:marker-start-width="0.203cm" draw:marker-end-width="0.203cm" draw:textarea-horizontal-align="justify" draw:textarea-vertical-align="middle" draw:auto-grow-height="false" fo:min-height="1.882cm" fo:min-width="5.438cm" fo:padding-top="0.075cm" fo:padding-bottom="0.075cm" fo:padding-left="0.075cm" fo:padding-right="0.075cm"/>
      <style:paragraph-properties style:writing-mode="lr-tb"/>
    </style:style>
    <style:style style:name="gr6" style:family="graphic" style:parent-style-name="standard" style:list-style-name="L2">
      <style:graphic-properties svg:stroke-width="0cm" svg:stroke-color="#009eda" draw:marker-start-width="0.203cm" draw:marker-end-width="0.203cm" draw:textarea-horizontal-align="justify" draw:textarea-vertical-align="middle" draw:auto-grow-height="false" fo:min-height="1.882cm" fo:min-width="5.438cm" fo:padding-top="0.075cm" fo:padding-bottom="0.075cm" fo:padding-left="0.075cm" fo:padding-right="0.075cm"/>
      <style:paragraph-properties style:writing-mode="lr-tb"/>
    </style:style>
    <style:style style:name="gr7" style:family="graphic" style:parent-style-name="standard" style:list-style-name="L2">
      <style:graphic-properties svg:stroke-width="0cm" svg:stroke-color="#009eda" draw:marker-start-width="0.203cm" draw:marker-end-width="0.203cm" draw:textarea-horizontal-align="justify" draw:textarea-vertical-align="middle" draw:auto-grow-height="false" fo:min-height="1.882cm" fo:min-width="5.438cm" fo:padding-top="0.075cm" fo:padding-bottom="0.075cm" fo:padding-left="0.075cm" fo:padding-right="0.075cm"/>
      <style:paragraph-properties style:writing-mode="lr-tb"/>
    </style:style>
    <style:style style:name="gr8" style:family="graphic" style:parent-style-name="standard">
      <style:graphic-properties svg:stroke-width="0cm" svg:stroke-color="#666666" draw:marker-start-width="0.203cm" draw:marker-end-width="0.203cm" draw:fill="solid" draw:fill-color="#666666" draw:textarea-horizontal-align="justify" draw:textarea-vertical-align="middle" draw:auto-grow-height="false" fo:min-height="0.866cm" fo:min-width="5.438cm" fo:padding-top="0.075cm" fo:padding-bottom="0.075cm" fo:padding-left="0.075cm" fo:padding-right="0.075cm"/>
      <style:paragraph-properties style:writing-mode="lr-tb"/>
    </style:style>
    <style:style style:name="gr9" style:family="graphic" style:parent-style-name="standard">
      <style:graphic-properties draw:fill="solid" draw:fill-color="#ff8000" draw:textarea-horizontal-align="justify" draw:textarea-vertical-align="middle" draw:auto-grow-height="false" fo:min-height="0.054cm" fo:min-width="20.12cm"/>
    </style:style>
    <style:style style:name="gr10" style:family="graphic" style:parent-style-name="standard" style:list-style-name="L2">
      <style:graphic-properties svg:stroke-width="0cm" svg:stroke-color="#009eda" draw:marker-start-width="0.203cm" draw:marker-end-width="0.203cm" draw:textarea-horizontal-align="justify" draw:textarea-vertical-align="middle" draw:auto-grow-height="false" fo:min-height="1.882cm" fo:min-width="5.438cm" fo:padding-top="0.075cm" fo:padding-bottom="0.075cm" fo:padding-left="0.075cm" fo:padding-right="0.075cm"/>
      <style:paragraph-properties style:writing-mode="lr-tb"/>
    </style:style>
    <style:style style:name="gr11" style:family="graphic" style:parent-style-name="standard" style:list-style-name="L2">
      <style:graphic-properties svg:stroke-width="0cm" svg:stroke-color="#009eda" draw:marker-start-width="0.203cm" draw:marker-end-width="0.203cm" draw:textarea-horizontal-align="justify" draw:textarea-vertical-align="middle" draw:auto-grow-height="false" fo:min-height="1.882cm" fo:min-width="5.438cm" fo:padding-top="0.075cm" fo:padding-bottom="0.075cm" fo:padding-left="0.075cm" fo:padding-right="0.075cm"/>
      <style:paragraph-properties style:writing-mode="lr-tb"/>
    </style:style>
    <style:style style:name="gr12" style:family="graphic" style:parent-style-name="standard" style:list-style-name="L2">
      <style:graphic-properties svg:stroke-width="0cm" svg:stroke-color="#009eda" draw:marker-start-width="0.203cm" draw:marker-end-width="0.203cm" draw:textarea-horizontal-align="justify" draw:textarea-vertical-align="middle" draw:auto-grow-height="false" fo:min-height="1.882cm" fo:min-width="5.438cm" fo:padding-top="0.075cm" fo:padding-bottom="0.075cm" fo:padding-left="0.075cm" fo:padding-right="0.075cm"/>
      <style:paragraph-properties style:writing-mode="lr-tb"/>
    </style:style>
    <style:style style:name="gr13" style:family="graphic" style:parent-style-name="standard" style:list-style-name="L2">
      <style:graphic-properties svg:stroke-width="0cm" svg:stroke-color="#009eda" draw:marker-start-width="0.203cm" draw:marker-end-width="0.203cm" draw:textarea-horizontal-align="justify" draw:textarea-vertical-align="middle" draw:auto-grow-height="false" fo:min-height="1.882cm" fo:min-width="5.438cm" fo:padding-top="0.075cm" fo:padding-bottom="0.075cm" fo:padding-left="0.075cm" fo:padding-right="0.075cm"/>
      <style:paragraph-properties style:writing-mode="lr-tb"/>
    </style:style>
    <style:style style:name="gr14" style:family="graphic" style:parent-style-name="standard">
      <style:graphic-properties draw:fill="solid" draw:fill-color="#ff8000" draw:textarea-horizontal-align="justify" draw:textarea-vertical-align="middle" draw:auto-grow-height="false" fo:min-height="1.832cm" fo:min-width="4.372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6" style:family="graphic" style:parent-style-name="standard">
      <style:graphic-properties svg:stroke-width="0cm" svg:stroke-color="#009eda" draw:marker-start-width="0.203cm" draw:marker-end-width="0.203cm" draw:textarea-horizontal-align="justify" draw:textarea-vertical-align="middle" draw:auto-grow-height="false" fo:min-height="4.422cm" fo:min-width="5.438cm" fo:padding-top="0.075cm" fo:padding-bottom="0.075cm" fo:padding-left="0.075cm" fo:padding-right="0.075cm"/>
      <style:paragraph-properties style:writing-mode="lr-tb"/>
    </style:style>
    <style:style style:name="gr17" style:family="graphic" style:parent-style-name="standard" style:list-style-name="L2">
      <style:graphic-properties svg:stroke-width="0cm" svg:stroke-color="#009eda" draw:marker-start-width="0.203cm" draw:marker-end-width="0.203cm" draw:textarea-horizontal-align="justify" draw:textarea-vertical-align="middle" draw:auto-grow-height="false" fo:min-height="1.882cm" fo:min-width="5.438cm" fo:padding-top="0.075cm" fo:padding-bottom="0.075cm" fo:padding-left="0.075cm" fo:padding-right="0.075cm"/>
      <style:paragraph-properties style:writing-mode="lr-tb"/>
    </style:style>
    <style:style style:name="gr18" style:family="graphic" style:parent-style-name="standard" style:list-style-name="L2">
      <style:graphic-properties svg:stroke-width="0cm" svg:stroke-color="#009eda" draw:marker-start-width="0.203cm" draw:marker-end-width="0.203cm" draw:textarea-horizontal-align="justify" draw:textarea-vertical-align="middle" draw:auto-grow-height="false" fo:min-height="1.882cm" fo:min-width="5.438cm" fo:padding-top="0.075cm" fo:padding-bottom="0.075cm" fo:padding-left="0.075cm" fo:padding-right="0.075cm"/>
      <style:paragraph-properties style:writing-mode="lr-tb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_5f_-title">
      <style:graphic-properties fo:min-height="2.751cm"/>
      <style:paragraph-properties style:writing-mode="lr-tb"/>
    </style:style>
    <style:style style:name="pr5" style:family="presentation" style:parent-style-name="Vivid1_5f_-notes">
      <style:graphic-properties draw:fill-color="#ffffff" draw:auto-grow-height="true" fo:min-height="12.464cm"/>
      <style:paragraph-properties style:writing-mode="lr-tb"/>
    </style:style>
    <style:style style:name="pr6" style:family="presentation" style:parent-style-name="Vivid1_5f_-notes">
      <style:graphic-properties draw:fill-color="#ffffff" fo:min-height="12.464cm"/>
      <style:paragraph-properties style:writing-mode="lr-tb"/>
    </style:style>
    <style:style style:name="pr7" style:family="presentation" style:parent-style-name="Vivid1_5f_-outline1">
      <style:graphic-properties fo:min-height="9.751cm"/>
      <style:paragraph-properties style:writing-mode="lr-tb"/>
    </style:style>
    <style:style style:name="pr8" style:family="presentation" style:parent-style-name="Vivid-title">
      <style:graphic-properties fo:min-height="2.751cm"/>
      <style:paragraph-properties style:writing-mode="lr-tb"/>
    </style:style>
    <style:style style:name="pr9" style:family="presentation" style:parent-style-name="Vivid1-title">
      <style:graphic-properties fo:min-height="2.751cm"/>
      <style:paragraph-properties style:writing-mode="lr-tb"/>
    </style:style>
    <style:style style:name="pr10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text-properties fo:color="#ffffff" loext:opacity="100%" fo:font-size="27pt" fo:font-weight="normal" style:font-size-asian="36pt" style:font-size-complex="36pt"/>
    </style:style>
    <style:style style:name="P3" style:family="paragraph">
      <loext:graphic-properties draw:fill-color="#ffffff"/>
      <style:text-properties fo:font-size="18pt" style:font-size-asian="18pt" style:font-size-complex="18pt"/>
    </style:style>
    <style:style style:name="P4" style:family="paragraph">
      <style:paragraph-properties fo:text-align="center"/>
      <style:text-properties fo:color="#ffffff" loext:opacity="100%" fo:font-size="22pt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color="#ffffff" loext:opacity="100%" fo:font-size="22pt"/>
    </style:style>
    <style:style style:name="P6" style:family="paragraph">
      <loext:graphic-properties draw:fill="solid" draw:fill-color="#666666"/>
      <style:paragraph-properties fo:text-align="center"/>
      <style:text-properties fo:color="#ffffff" loext:opacity="100%" fo:font-size="22pt"/>
    </style:style>
    <style:style style:name="P7" style:family="paragraph">
      <loext:graphic-properties draw:fill-color="#ffffff"/>
      <style:text-properties fo:font-size="20pt" style:font-size-asian="20pt" style:font-size-complex="20pt"/>
    </style:style>
    <style:style style:name="P8" style:family="paragraph">
      <loext:graphic-properties draw:fill="solid" draw:fill-color="#ff8000"/>
      <style:paragraph-properties fo:text-align="center"/>
    </style:style>
    <style:style style:name="P9" style:family="paragraph">
      <loext:graphic-properties draw:fill="solid" draw:fill-color="#ff8000"/>
      <style:paragraph-properties fo:text-align="center"/>
      <style:text-properties fo:color="#ffffff" loext:opacity="100%" fo:font-size="22pt"/>
    </style:style>
    <style:style style:name="P10" style:family="paragraph">
      <loext:graphic-properties draw:fill-color="#ffffff"/>
    </style:style>
    <style:style style:name="P11" style:family="paragraph">
      <style:text-properties fo:color="#808080" loext:opacity="100%" fo:font-size="14pt"/>
    </style:style>
    <style:style style:name="P12" style:family="paragraph">
      <loext:graphic-properties draw:fill="none" draw:fill-color="#ffffff"/>
      <style:text-properties fo:color="#808080" loext:opacity="100%" fo:font-size="14pt"/>
    </style:style>
    <style:style style:name="T1" style:family="text">
      <style:text-properties fo:color="#ffffff" loext:opacity="100%" fo:font-size="27pt" fo:font-weight="normal" style:font-size-asian="36pt" style:font-size-complex="36pt"/>
    </style:style>
    <style:style style:name="T2" style:family="text">
      <style:text-properties fo:color="#ffffff" loext:opacity="100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9cm" svg:x="1.25cm" svg:y="0.75cm" presentation:class="title" presentation:user-transformed="true">
          <draw:text-box>
            <text:p>Handoff Between Firmware Stages</text:p>
          </draw:text-box>
        </draw:frame>
        <draw:frame presentation:style-name="pr2" draw:text-style-name="P2" draw:layer="layout" svg:width="25cm" svg:height="3.25cm" svg:x="1.25cm" svg:y="10.75cm" presentation:class="subtitle">
          <draw:text-box>
            <text:p text:style-name="P2"><text:span text:style-name="T1">Heinrich Schuchardt</text:span><text:span text:style-name="T1"><text:line-break/></text:span><text:span text:style-name="T1">CC-BY-NC-SA-4.0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_5f_" presentation:presentation-page-layout-name="AL2T19" presentation:use-date-time-name="dtd1">
        <office:forms form:automatic-focus="false" form:apply-design-mode="false"/>
        <draw:frame presentation:style-name="pr4" draw:layer="layout" svg:width="25cm" svg:height="2.75cm" svg:x="1.5cm" svg:y="0.25cm" presentation:class="title" presentation:user-transformed="true">
          <draw:text-box>
            <text:p>UEFI Software Stack</text:p>
          </draw:text-box>
        </draw:frame>
        <draw:custom-shape draw:style-name="gr2" draw:text-style-name="P4" draw:layer="layout" svg:width="5.588cm" svg:height="1.982cm" svg:x="11.176cm" svg:y="11.176cm">
          <text:p text:style-name="P4">TF-A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588cm" svg:height="1.982cm" svg:x="17.272cm" svg:y="11.176cm">
          <text:p text:style-name="P4">SBI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588cm" svg:height="2.032cm" svg:x="11.176cm" svg:y="8.636cm">
          <text:p text:style-name="P4">EDK II PEI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5.588cm" svg:height="2.032cm" svg:x="17.272cm" svg:y="8.636cm">
          <text:p text:style-name="P5"><text:span text:style-name="T2">EDK II PEI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588cm" svg:height="2.032cm" svg:x="11.176cm" svg:y="6.096cm">
          <text:p text:style-name="P4">EDK II DXE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5.588cm" svg:height="2.032cm" svg:x="17.272cm" svg:y="6.096cm">
          <text:p text:style-name="P5"><text:span text:style-name="T2">EDK II PEI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5.588cm" svg:height="2.032cm" svg:x="11.176cm" svg:y="3.556cm">
          <text:p text:style-name="P5"><text:span text:style-name="T2">EFI App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5.588cm" svg:height="2.032cm" svg:x="17.272cm" svg:y="3.556cm">
          <text:p text:style-name="P5"><text:span text:style-name="T2">EFI App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5.588cm" svg:height="1.016cm" svg:x="11.176cm" svg:y="13.716cm">
          <text:p text:style-name="P4">ARM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5.588cm" svg:height="1.016cm" svg:x="17.272cm" svg:y="13.716cm">
          <text:p text:style-name="P4">RISC-V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588cm" svg:height="1.982cm" svg:x="5.08cm" svg:y="11.176cm">
          <text:p text:style-name="P4">EDK II SEC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588cm" svg:height="2.032cm" svg:x="5.08cm" svg:y="8.636cm">
          <text:p text:style-name="P4">EDK II PEI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588cm" svg:height="2.032cm" svg:x="5.08cm" svg:y="6.096cm">
          <text:p text:style-name="P4">EDK II DXE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588cm" svg:height="2.032cm" svg:x="5.08cm" svg:y="3.556cm">
          <text:p text:style-name="P4">EFI App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5.588cm" svg:height="1.016cm" svg:x="5.08cm" svg:y="13.716cm">
          <text:p text:style-name="P4">x86_64</text:p>
          <draw:enhanced-geometry svg:viewBox="0 0 21600 21600" draw:type="rectangle" draw:enhanced-path="M 0 0 L 21600 0 21600 21600 0 21600 0 0 Z N"/>
        </draw:custom-shap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1_5f_" presentation:presentation-page-layout-name="AL2T19" presentation:use-date-time-name="dtd1">
        <office:forms form:automatic-focus="false" form:apply-design-mode="false"/>
        <draw:custom-shape draw:style-name="gr9" draw:text-style-name="P8" draw:layer="layout" svg:width="20.32cm" svg:height="0.254cm" svg:x="5.588cm" svg:y="10.795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5cm" svg:height="2.75cm" svg:x="1.5cm" svg:y="0.25cm" presentation:class="title" presentation:user-transformed="true">
          <draw:text-box>
            <text:p>Interface Discussions</text:p>
          </draw:text-box>
        </draw:frame>
        <draw:custom-shape draw:style-name="gr3" draw:text-style-name="P4" draw:layer="layout" svg:width="5.588cm" svg:height="2.032cm" svg:x="14.224cm" svg:y="11.176cm">
          <text:p text:style-name="P4">TF-A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588cm" svg:height="2.032cm" svg:x="20.32cm" svg:y="11.176cm">
          <text:p text:style-name="P4">SBI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588cm" svg:height="2.032cm" svg:x="14.224cm" svg:y="8.636cm">
          <text:p text:style-name="P4">EDK II PEI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5.588cm" svg:height="2.032cm" svg:x="20.32cm" svg:y="8.636cm">
          <text:p text:style-name="P5"><text:span text:style-name="T2">EDK II PEI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588cm" svg:height="2.032cm" svg:x="14.224cm" svg:y="6.096cm">
          <text:p text:style-name="P4">EDK II DXE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5.588cm" svg:height="2.032cm" svg:x="20.32cm" svg:y="6.096cm">
          <text:p text:style-name="P5"><text:span text:style-name="T2">EDK II PEI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draw:layer="layout" svg:width="5.588cm" svg:height="2.032cm" svg:x="14.224cm" svg:y="3.556cm">
          <text:p text:style-name="P5"><text:span text:style-name="T2">EFI App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5.588cm" svg:height="2.032cm" svg:x="20.32cm" svg:y="3.556cm">
          <text:p text:style-name="P5"><text:span text:style-name="T2">EFI App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5.588cm" svg:height="1.016cm" svg:x="14.224cm" svg:y="13.716cm">
          <text:p text:style-name="P4">ARM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5.588cm" svg:height="1.016cm" svg:x="20.32cm" svg:y="13.716cm">
          <text:p text:style-name="P4">RISC-V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588cm" svg:height="2.032cm" svg:x="8.128cm" svg:y="11.176cm">
          <text:p text:style-name="P4">EDK II SEC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588cm" svg:height="2.032cm" svg:x="8.128cm" svg:y="8.636cm">
          <text:p text:style-name="P4">EDK II PEI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588cm" svg:height="2.032cm" svg:x="8.128cm" svg:y="6.096cm">
          <text:p text:style-name="P4">EDK II DXE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588cm" svg:height="2.032cm" svg:x="8.128cm" svg:y="3.556cm">
          <text:p text:style-name="P4">EFI App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5.588cm" svg:height="1.016cm" svg:x="8.128cm" svg:y="13.716cm">
          <text:p text:style-name="P4">x86_64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4.572cm" svg:height="2.032cm" svg:x="1.778cm" svg:y="7.366cm">
          <text:p text:style-name="P4">Universal<text:line-break/>Payload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20.32cm" svg:height="0.254cm" svg:x="5.588cm" svg:y="8.25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4.572cm" svg:height="2.032cm" svg:x="1.778cm" svg:y="9.906cm">
          <text:p text:style-name="P4">TF-A HOBs</text:p>
          <draw:enhanced-geometry svg:viewBox="0 0 21600 21600" draw:type="rectangle" draw:enhanced-path="M 0 0 L 21600 0 21600 21600 0 21600 0 0 Z N"/>
        </draw:custom-shap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4" draw:master-page-name="Vivid1_5f_" presentation:presentation-page-layout-name="AL2T19" presentation:use-date-time-name="dtd1">
        <office:forms form:automatic-focus="false" form:apply-design-mode="false"/>
        <draw:frame presentation:style-name="pr4" draw:layer="layout" svg:width="25cm" svg:height="2.75cm" svg:x="1.5cm" svg:y="0.25cm" presentation:class="title">
          <draw:text-box>
            <text:p>Do We Need a PEI?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6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4" draw:master-page-name="Vivid1_5f_" presentation:presentation-page-layout-name="AL2T19" presentation:use-date-time-name="dtd1">
        <office:forms form:automatic-focus="false" form:apply-design-mode="false"/>
        <draw:frame presentation:style-name="pr4" draw:layer="layout" svg:width="25cm" svg:height="2.75cm" svg:x="1.5cm" svg:y="0.25cm" presentation:class="title">
          <draw:text-box>
            <text:p>Boot Flows</text:p>
          </draw:text-box>
        </draw:frame>
        <draw:custom-shape draw:style-name="gr3" draw:text-style-name="P4" draw:layer="layout" svg:width="5.588cm" svg:height="2.032cm" svg:x="8.128cm" svg:y="5.08cm">
          <text:p text:style-name="P4">TF-A/SBI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588cm" svg:height="2.032cm" svg:x="2.032cm" svg:y="5.08cm">
          <text:p text:style-name="P4">U-Boot SPL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588cm" svg:height="2.032cm" svg:x="14.224cm" svg:y="5.08cm">
          <text:p text:style-name="P4">U-Boot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588cm" svg:height="2.032cm" svg:x="20.32cm" svg:y="5.08cm">
          <text:p text:style-name="P4">Linux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588cm" svg:height="2.032cm" svg:x="8.128cm" svg:y="7.62cm">
          <text:p text:style-name="P4">TF-A/SBI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588cm" svg:height="2.032cm" svg:x="14.224cm" svg:y="7.62cm">
          <text:p text:style-name="P4">Linux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588cm" svg:height="2.032cm" svg:x="8.128cm" svg:y="10.16cm">
          <text:p text:style-name="P4">TF-A/SBI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588cm" svg:height="2.032cm" svg:x="14.224cm" svg:y="10.16cm">
          <text:p text:style-name="P4">LinuxBoot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588cm" svg:height="2.032cm" svg:x="20.32cm" svg:y="10.16cm">
          <text:p text:style-name="P4">Linux</text:p>
          <draw:enhanced-geometry svg:viewBox="0 0 21600 21600" draw:type="rectangle" draw:enhanced-path="M 0 0 L 21600 0 21600 21600 0 21600 0 0 Z N"/>
        </draw:custom-shape>
        <draw:frame draw:style-name="gr15" draw:text-style-name="P12" draw:layer="layout" svg:width="10.692cm" svg:height="0.773cm" svg:x="2.032cm" svg:y="14.224cm">
          <draw:text-box>
            <text:p text:style-name="P11">TF-A: ARM_LINUX_KERNEL_AS_BL33 option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6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_5f_" presentation:presentation-page-layout-name="AL2T19" presentation:use-date-time-name="dtd1">
        <office:forms form:automatic-focus="false" form:apply-design-mode="false"/>
        <draw:frame presentation:style-name="pr4" draw:layer="layout" svg:width="25cm" svg:height="2.75cm" svg:x="1.5cm" svg:y="0.25cm" presentation:class="title" presentation:user-transformed="true">
          <draw:text-box>
            <text:p>Interface Discussions</text:p>
          </draw:text-box>
        </draw:frame>
        <draw:custom-shape draw:style-name="gr16" draw:text-style-name="P4" draw:layer="layout" svg:width="5.588cm" svg:height="4.572cm" svg:x="14.224cm" svg:y="8.636cm">
          <text:p text:style-name="P4">TF-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4" draw:layer="layout" svg:width="5.588cm" svg:height="4.572cm" svg:x="20.32cm" svg:y="8.636cm">
          <text:p text:style-name="P4">SBI</text:p>
          <draw:enhanced-geometry svg:viewBox="0 0 21600 21600" draw:type="rectangle" draw:enhanced-path="M 0 0 L 21600 0 21600 21600 0 21600 0 0 Z N"/>
        </draw:custom-shape>
        <draw:custom-shape draw:style-name="gr17" draw:text-style-name="P5" draw:layer="layout" svg:width="5.588cm" svg:height="2.032cm" svg:x="11.176cm" svg:y="6.096cm">
          <text:p text:style-name="P5"><text:span text:style-name="T2">EDK II</text:span><text:span text:style-name="T2"><text:line-break/></text:span><text:span text:style-name="T2">UEFI Payload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5.588cm" svg:height="1.016cm" svg:x="14.224cm" svg:y="13.716cm">
          <text:p text:style-name="P4">ARM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5.588cm" svg:height="1.016cm" svg:x="20.32cm" svg:y="13.716cm">
          <text:p text:style-name="P4">RISC-V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588cm" svg:height="2.032cm" svg:x="8.128cm" svg:y="11.176cm">
          <text:p text:style-name="P4">EDK II SEC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588cm" svg:height="2.032cm" svg:x="8.128cm" svg:y="8.636cm">
          <text:p text:style-name="P4">EDK II PEI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5.588cm" svg:height="1.016cm" svg:x="8.128cm" svg:y="13.716cm">
          <text:p text:style-name="P4">x86_64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4.572cm" svg:height="2.032cm" svg:x="1.778cm" svg:y="7.366cm">
          <text:p text:style-name="P4">Universal<text:line-break/>Payload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20.32cm" svg:height="0.254cm" svg:x="5.588cm" svg:y="8.25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5.588cm" svg:height="2.032cm" svg:x="17.272cm" svg:y="6.096cm">
          <text:p text:style-name="P5"><text:span text:style-name="T2">Linux</text:span><text:span text:style-name="T2"><text:line-break/></text:span><text:span text:style-name="T2">Payload</text:span></text:p>
          <draw:enhanced-geometry svg:viewBox="0 0 21600 21600" draw:type="rectangle" draw:enhanced-path="M 0 0 L 21600 0 21600 21600 0 21600 0 0 Z N"/>
        </draw:custom-shap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5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4" draw:master-page-name="Vivid1_5f_" presentation:presentation-page-layout-name="AL3T1" presentation:use-date-time-name="dtd1">
        <office:forms form:automatic-focus="false" form:apply-design-mode="false"/>
        <draw:frame presentation:style-name="pr4" draw:layer="layout" svg:width="25cm" svg:height="2.75cm" svg:x="1.5cm" svg:y="0.25cm" presentation:class="title">
          <draw:text-box>
            <text:p>Design Principles</text:p>
          </draw:text-box>
        </draw:frame>
        <draw:frame presentation:style-name="pr7" draw:layer="layout" svg:width="25cm" svg:height="9.75cm" svg:x="1.5cm" svg:y="4cm" presentation:class="outline">
          <draw:text-box>
            <text:list text:style-name="L3">
              <text:list-item>
                <text:p>Execute at minimum privilege level</text:p>
              </text:list-item>
              <text:list-item>
                <text:p>Minimize number of software components</text:p>
              </text:list-item>
              <text:list-item>
                <text:p>Standardize software interfaces</text:p>
              </text:list-item>
            </text:list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5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4" draw:master-page-name="Vivid" presentation:presentation-page-layout-name="AL2T19" presentation:use-date-time-name="dtd1">
        <office:forms form:automatic-focus="false" form:apply-design-mode="false"/>
        <draw:frame presentation:style-name="pr8" draw:layer="layout" svg:width="25cm" svg:height="9cm" svg:x="1.25cm" svg:y="0.75cm" presentation:class="title">
          <draw:text-box>
            <text:p>Backup</text:p>
          </draw:text-box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3" draw:text-style-name="P10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2T19" presentation:use-date-time-name="dtd1">
        <office:forms form:automatic-focus="false" form:apply-design-mode="false"/>
        <draw:frame presentation:style-name="pr9" draw:layer="layout" svg:width="25cm" svg:height="2.75cm" svg:x="1.5cm" svg:y="0.25cm" presentation:class="title" presentation:user-transformed="true">
          <draw:text-box>
            <text:p>Privilege Modes</text:p>
          </draw:text-box>
        </draw:frame>
        <draw:custom-shape draw:style-name="gr3" draw:text-style-name="P4" draw:layer="layout" svg:width="5.588cm" svg:height="2.032cm" svg:x="8.128cm" svg:y="11.176cm">
          <text:p text:style-name="P4">Secure PL1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588cm" svg:height="2.032cm" svg:x="14.224cm" svg:y="11.176cm">
          <text:p text:style-name="P4">EL 3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588cm" svg:height="2.032cm" svg:x="20.32cm" svg:y="11.176cm">
          <text:p text:style-name="P4">M-mode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588cm" svg:height="2.032cm" svg:x="8.128cm" svg:y="8.636cm">
          <text:p text:style-name="P4">PL2 (HYP)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588cm" svg:height="2.032cm" svg:x="14.224cm" svg:y="8.636cm">
          <text:p text:style-name="P4">EL 2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588cm" svg:height="2.032cm" svg:x="20.32cm" svg:y="8.636cm">
          <text:p text:style-name="P4">HS-mode<text:line-break/>S-mode 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588cm" svg:height="2.032cm" svg:x="8.128cm" svg:y="6.096cm">
          <text:p text:style-name="P4">PL1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588cm" svg:height="2.032cm" svg:x="14.224cm" svg:y="6.096cm">
          <text:p text:style-name="P4">EL 1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588cm" svg:height="2.032cm" svg:x="20.32cm" svg:y="6.096cm">
          <text:p text:style-name="P4">VS-mode</text:p>
          <text:p text:style-name="P4">S-mode 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588cm" svg:height="2.032cm" svg:x="8.128cm" svg:y="3.556cm">
          <text:p text:style-name="P4">PL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588cm" svg:height="2.032cm" svg:x="14.224cm" svg:y="3.556cm">
          <text:p text:style-name="P4">EL 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588cm" svg:height="2.032cm" svg:x="20.32cm" svg:y="3.556cm">
          <text:p text:style-name="P4">VU-mode<text:line-break/>U-mode 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5.588cm" svg:height="1.016cm" svg:x="8.128cm" svg:y="13.716cm">
          <text:p text:style-name="P4">ARMv7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5.588cm" svg:height="1.016cm" svg:x="14.224cm" svg:y="13.716cm">
          <text:p text:style-name="P4">ARMv8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5.588cm" svg:height="1.016cm" svg:x="20.32cm" svg:y="13.716cm">
          <text:p text:style-name="P4">RISC-V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588cm" svg:height="2.032cm" svg:x="2.032cm" svg:y="11.176cm">
          <text:p text:style-name="P4">System<text:line-break/>Mgmt Mode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588cm" svg:height="2.032cm" svg:x="2.032cm" svg:y="8.636cm">
          <text:p text:style-name="P4">Hypervisor<text:line-break/>Mode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588cm" svg:height="2.032cm" svg:x="2.032cm" svg:y="6.096cm">
          <text:p text:style-name="P4">Ring 0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588cm" svg:height="2.032cm" svg:x="2.032cm" svg:y="3.556cm">
          <text:p text:style-name="P4">Ring 3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5.588cm" svg:height="1.016cm" svg:x="2.032cm" svg:y="13.716cm">
          <text:p text:style-name="P4">x86_64</text:p>
          <draw:enhanced-geometry svg:viewBox="0 0 21600 21600" draw:type="rectangle" draw:enhanced-path="M 0 0 L 21600 0 21600 21600 0 21600 0 0 Z N"/>
        </draw:custom-shap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10" draw:text-style-name="P7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Source Sans Pro1" svg:font-family="'Source Sans Pro'" style:font-pitch="variable"/>
    <style:font-face style:name="Source Sans Pro Black2" svg:font-family="'Source Sans Pro Black'" style:font-adornments="Negra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1" svg:font-family="'Source Sans Pro Black'" style:font-adornments="Negra" style:font-family-generic="system" style:font-pitch="variable"/>
    <style:font-face style:name="Source Sans Pro Light" svg:font-family="'Source Sans Pro Light'" style:font-family-generic="system" style:font-pitch="variable"/>
    <style:font-face style:name="Source Sans Pro Light1" svg:font-family="'Source Sans Pro Light'" style:font-adornments="Liger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oto Sans Regular" fo:font-size="24pt" fo:language="de" fo:country="AT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1" draw:fill-hatch-name="Hatching_20_1"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1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1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2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solid" draw:fill-color="#ffffff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2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2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1_5f_-background" style:display-name="Vivid1_-background" style:family="presentation">
      <style:graphic-properties draw:stroke="none" draw:fill="solid" draw:fill-color="#ffffff" style:repeat="stretch"/>
      <style:text-properties style:letter-kerning="true"/>
    </style:style>
    <style:style style:name="Vivid1_5f_-backgroundobjects" style:display-name="Vivid1_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_5f_-notes" style:display-name="Vivid1_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_5f_-outline1" style:display-name="Vivid1_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_5f_-outline1" style:display-name="Vivid1_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_5f_-outline2" style:display-name="Vivid1_-outline2" style:family="presentation" style:parent-style-name="Vivid1_5f_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_5f_-outline3" style:display-name="Vivid1_-outline3" style:family="presentation" style:parent-style-name="Vivid1_5f_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_5f_-outline4" style:display-name="Vivid1_-outline4" style:family="presentation" style:parent-style-name="Vivid1_5f_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_5f_-outline5" style:display-name="Vivid1_-outline5" style:family="presentation" style:parent-style-name="Vivid1_5f_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6" style:display-name="Vivid1_-outline6" style:family="presentation" style:parent-style-name="Vivid1_5f_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7" style:display-name="Vivid1_-outline7" style:family="presentation" style:parent-style-name="Vivid1_5f_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_5f_-outline8" style:display-name="Vivid1_-outline8" style:family="presentation" style:parent-style-name="Vivid1_5f_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outline9" style:display-name="Vivid1_-outline9" style:family="presentation" style:parent-style-name="Vivid1_5f_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_5f_-subtitle" style:display-name="Vivid1_-subtitle" style:family="presentation">
      <style:graphic-properties draw:stroke="none" draw:fill="none" draw:textarea-vertical-align="middle">
        <text:list-style style:name="Vivid1_5f_-subtitle" style:display-name="Vivid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_5f_-title" style:display-name="Vivid1_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_5f_-title" style:display-name="Vivid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2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solid" draw:fill-color="#ffffff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draw:fill="solid" draw:fill-color="#009eda" draw:fill-hatch-solid="true" fo:min-height="5.05cm" fo:min-width="27.8cm" draw:shadow-offset-y="-0.05cm"/>
    </style:style>
    <style:style style:name="Mgr4" style:family="graphic" style:parent-style-name="Accent_20_1">
      <style:graphic-properties draw:fill="solid" draw:fill-color="#009eda" fo:min-height="3cm" fo:min-width="28cm"/>
    </style:style>
    <style:style style:name="Mgr5" style:family="graphic" style:parent-style-name="Accent_20_1">
      <style:graphic-properties draw:fill="solid" draw:fill-color="#009eda" fo:min-height="0.3cm" fo:min-width="27.8cm"/>
    </style:style>
    <style:style style:name="Mgr6" style:family="graphic" style:parent-style-name="Accent_20_1">
      <style:graphic-properties draw:fill="solid" draw:fill-color="#009eda" draw:fill-hatch-solid="true" fo:min-height="0.05cm" fo:min-width="27.8cm" draw:shadow-offset-y="-0.03cm"/>
    </style:style>
    <style:style style:name="Mgr7" style:family="graphic" style:parent-style-name="Accent_20_1">
      <style:graphic-properties draw:fill="solid" draw:fill-color="#009eda" fo:min-height="2.8cm" fo:min-width="27.8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Vivid1_5f_-backgroundobjects">
      <style:graphic-properties draw:auto-grow-height="false" fo:min-height="1.449cm"/>
      <style:paragraph-properties style:writing-mode="lr-tb"/>
    </style:style>
    <style:style style:name="Mpr11" style:family="presentation" style:parent-style-name="Vivid1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Vivid1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009eda" draw:fill-hatch-solid="true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solid" draw:fill-color="#009eda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office:forms form:automatic-focus="false" form:apply-design-mode="false"/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custom-shape draw:style-name="Mgr4" draw:text-style-name="MP9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office:forms form:automatic-focus="false" form:apply-design-mode="false"/>
      <draw:custom-shape draw:style-name="Mgr5" draw:text-style-name="MP9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5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_5f_" style:display-name="Vivid1_" style:page-layout-name="PM1" draw:style-name="Mdp2">
      <office:forms form:automatic-focus="false" form:apply-design-mode="false"/>
      <draw:custom-shape draw:style-name="Mgr7" draw:text-style-name="MP9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_5f_-title" draw:layer="backgroundobjects" svg:width="25cm" svg:height="2.75cm" svg:x="1.5cm" svg:y="0.25cm" presentation:class="title" presentation:placeholder="true">
        <draw:text-box/>
      </draw:frame>
      <draw:frame presentation:style-name="Vivid1_5f_-outline1" draw:layer="backgroundobjects" svg:width="25cm" svg:height="9.75cm" svg:x="1.5cm" svg:y="4cm" presentation:class="outline" presentation:placeholder="true">
        <draw:text-box/>
      </draw:frame>
      <draw:frame presentation:style-name="Mpr10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10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0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_5f_-title" draw:layer="backgroundobjects" svg:width="12.292cm" svg:height="10.386cm" svg:x="4.352cm" svg:y="3.104cm" presentation:class="page"/>
        <draw:frame presentation:style-name="Vivid1_5f_-notes" draw:layer="backgroundobjects" svg:width="15.199cm" svg:height="12.464cm" svg:x="2.9cm" svg:y="14.157cm" presentation:class="notes" presentation:placeholder="true">
          <draw:text-box/>
        </draw:frame>
        <draw:frame presentation:style-name="Mpr11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11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12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12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05T00:43:41.998664523</meta:creation-date>
    <meta:editing-duration>PT7M22S</meta:editing-duration>
    <meta:editing-cycles>2</meta:editing-cycles>
    <meta:generator>LibreOffice/7.0.4.2$Linux_X86_64 LibreOffice_project/00$Build-2</meta:generator>
    <dc:title>Vivid</dc:title>
    <dc:date>2021-06-05T02:06:11.875223494</dc:date>
    <meta:document-statistic meta:object-count="160"/>
    <meta:template xlink:type="simple" xlink:actuate="onRequest" xlink:title="Vivid" xlink:href="../../../../../usr/lib/libreoffice/share/template/common/presnt/Vivid.otp" meta:date="2021-06-05T00:43:41.287095766"/>
  </office:meta>
</office:document-meta>
</file>